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8pt" officeooo:rsid="001a89fc" officeooo:paragraph-rsid="001a89fc" style:font-size-asian="8pt" style:font-size-complex="8pt"/>
    </style:style>
    <style:style style:name="P2" style:family="paragraph" style:parent-style-name="Standard">
      <style:text-properties fo:color="#bf0041" loext:opacity="100%" fo:font-size="8pt" officeooo:rsid="001a89fc" officeooo:paragraph-rsid="001a89fc" style:font-size-asian="8pt" style:font-size-complex="8pt"/>
    </style:style>
    <style:style style:name="P3" style:family="paragraph" style:parent-style-name="Standard">
      <style:text-properties style:use-window-font-color="true" loext:opacity="0%" fo:font-size="8pt" officeooo:rsid="001a89fc" officeooo:paragraph-rsid="001a89fc" style:font-size-asian="8pt" style:font-size-complex="8pt"/>
    </style:style>
    <style:style style:name="P4" style:family="paragraph" style:parent-style-name="Standard">
      <style:text-properties fo:color="#2a6099" loext:opacity="100%" fo:font-size="8pt" officeooo:rsid="001a89fc" officeooo:paragraph-rsid="001a89fc" style:font-size-asian="8pt" style:font-size-complex="8pt"/>
    </style:style>
    <style:style style:name="P5" style:family="paragraph" style:parent-style-name="Standard">
      <style:text-properties style:use-window-font-color="true" loext:opacity="0%" fo:font-size="8pt" officeooo:rsid="001a89fc" officeooo:paragraph-rsid="00218d98" style:font-size-asian="8pt" style:font-size-complex="8pt"/>
    </style:style>
    <style:style style:name="P6" style:family="paragraph" style:parent-style-name="Standard">
      <style:text-properties fo:color="#2a6099" loext:opacity="100%" fo:font-size="8pt" officeooo:rsid="002c967b" officeooo:paragraph-rsid="001a89fc" style:font-size-asian="8pt" style:font-size-complex="8pt"/>
    </style:style>
    <style:style style:name="P7" style:family="paragraph" style:parent-style-name="Standard">
      <style:text-properties style:use-window-font-color="true" loext:opacity="0%" fo:font-size="8pt" officeooo:rsid="001a89fc" officeooo:paragraph-rsid="002e122c" style:font-size-asian="8pt" style:font-size-complex="8pt"/>
    </style:style>
    <style:style style:name="P8" style:family="paragraph" style:parent-style-name="Standard">
      <style:text-properties fo:color="#2a6099" loext:opacity="100%" fo:font-size="8pt" officeooo:rsid="0037fdd3" officeooo:paragraph-rsid="0037fdd3" style:font-size-asian="8pt" style:font-size-complex="8pt"/>
    </style:style>
    <style:style style:name="P9" style:family="paragraph" style:parent-style-name="Standard">
      <style:text-properties style:use-window-font-color="true" loext:opacity="0%" fo:font-size="8pt" officeooo:rsid="001a89fc" officeooo:paragraph-rsid="00302357" style:font-size-asian="8pt" style:font-size-complex="8pt"/>
    </style:style>
    <style:style style:name="P10" style:family="paragraph" style:parent-style-name="Standard">
      <style:text-properties style:use-window-font-color="true" loext:opacity="0%" fo:font-size="8pt" officeooo:rsid="001b3d79" officeooo:paragraph-rsid="00302357" style:font-size-asian="8pt" style:font-size-complex="8pt"/>
    </style:style>
    <style:style style:name="P11" style:family="paragraph" style:parent-style-name="Standard">
      <style:text-properties fo:color="#bf0041" loext:opacity="100%" fo:font-size="8pt" officeooo:rsid="001b3d79" officeooo:paragraph-rsid="001b3d79" style:font-size-asian="8pt" style:font-size-complex="8pt"/>
    </style:style>
    <style:style style:name="P12" style:family="paragraph" style:parent-style-name="Standard">
      <style:text-properties style:use-window-font-color="true" loext:opacity="0%" fo:font-size="8pt" officeooo:rsid="001a89fc" officeooo:paragraph-rsid="001b3d79" style:font-size-asian="8pt" style:font-size-complex="8pt"/>
    </style:style>
    <style:style style:name="P13" style:family="paragraph" style:parent-style-name="Standard">
      <style:text-properties style:use-window-font-color="true" loext:opacity="0%" fo:font-size="8pt" officeooo:rsid="001b3d79" officeooo:paragraph-rsid="002a991a" style:font-size-asian="8pt" style:font-size-complex="8pt"/>
    </style:style>
    <style:style style:name="P14" style:family="paragraph" style:parent-style-name="Standard">
      <style:text-properties fo:color="#2a6099" loext:opacity="100%" fo:font-size="8pt" officeooo:rsid="001d01fc" officeooo:paragraph-rsid="001d01fc" style:font-size-asian="8pt" style:font-size-complex="8pt"/>
    </style:style>
    <style:style style:name="P15" style:family="paragraph" style:parent-style-name="Standard">
      <style:text-properties style:use-window-font-color="true" loext:opacity="0%" fo:font-size="8pt" officeooo:rsid="001d01fc" officeooo:paragraph-rsid="001d01fc" style:font-size-asian="8pt" style:font-size-complex="8pt"/>
    </style:style>
    <style:style style:name="P16" style:family="paragraph" style:parent-style-name="Standard">
      <style:text-properties fo:color="#2a6099" loext:opacity="100%" fo:font-size="8pt" officeooo:rsid="001b3d79" officeooo:paragraph-rsid="001b3d79" style:font-size-asian="8pt" style:font-size-complex="8pt"/>
    </style:style>
    <style:style style:name="P17" style:family="paragraph" style:parent-style-name="Standard">
      <style:text-properties fo:color="#2a6099" loext:opacity="100%" fo:font-size="8pt" officeooo:rsid="001b3d79" officeooo:paragraph-rsid="001d01fc" style:font-size-asian="8pt" style:font-size-complex="8pt"/>
    </style:style>
    <style:style style:name="P18" style:family="paragraph" style:parent-style-name="Standard">
      <style:text-properties style:use-window-font-color="true" loext:opacity="0%" fo:font-size="8pt" officeooo:rsid="001b3d79" officeooo:paragraph-rsid="001d01fc" style:font-size-asian="8pt" style:font-size-complex="8pt"/>
    </style:style>
    <style:style style:name="P19" style:family="paragraph" style:parent-style-name="Standard">
      <style:text-properties fo:color="#158466" loext:opacity="100%" officeooo:rsid="001d01fc" officeooo:paragraph-rsid="001d01fc"/>
    </style:style>
    <style:style style:name="P20" style:family="paragraph" style:parent-style-name="Standard">
      <style:text-properties fo:color="#158466" loext:opacity="100%" fo:font-size="8pt" officeooo:rsid="001d01fc" officeooo:paragraph-rsid="001d01fc" style:font-size-asian="8pt" style:font-size-complex="8pt"/>
    </style:style>
    <style:style style:name="P21" style:family="paragraph" style:parent-style-name="Standard">
      <style:text-properties fo:color="#2a6099" loext:opacity="100%" fo:font-size="8pt" officeooo:rsid="001d01fc" officeooo:paragraph-rsid="001ee85b" fo:background-color="transparent" style:font-size-asian="8pt" style:font-size-complex="8pt"/>
    </style:style>
    <style:style style:name="P22" style:family="paragraph" style:parent-style-name="Standard">
      <style:text-properties style:use-window-font-color="true" loext:opacity="0%" fo:font-size="8pt" officeooo:rsid="001f38f4" officeooo:paragraph-rsid="001d01fc" style:font-size-asian="8pt" style:font-size-complex="8pt"/>
    </style:style>
    <style:style style:name="P23" style:family="paragraph" style:parent-style-name="Standard">
      <style:text-properties fo:color="#ff0000" loext:opacity="100%" fo:font-size="8pt" officeooo:rsid="001ee85b" officeooo:paragraph-rsid="001d01fc" style:font-size-asian="8pt" style:font-size-complex="8pt"/>
    </style:style>
    <style:style style:name="P24" style:family="paragraph" style:parent-style-name="Standard">
      <style:text-properties style:use-window-font-color="true" loext:opacity="0%" fo:font-size="8pt" officeooo:rsid="001ee85b" officeooo:paragraph-rsid="001d01fc" style:font-size-asian="8pt" style:font-size-complex="8pt"/>
    </style:style>
    <style:style style:name="P25" style:family="paragraph" style:parent-style-name="Standard">
      <style:text-properties fo:color="#158466" loext:opacity="100%" fo:font-size="8pt" officeooo:rsid="001ee85b" officeooo:paragraph-rsid="001ee85b" style:font-size-asian="8pt" style:font-size-complex="8pt"/>
    </style:style>
    <style:style style:name="P26" style:family="paragraph" style:parent-style-name="Standard">
      <style:text-properties style:use-window-font-color="true" loext:opacity="0%" fo:font-size="8pt" officeooo:rsid="001ee85b" officeooo:paragraph-rsid="001ee85b" style:font-size-asian="8pt" style:font-size-complex="8pt"/>
    </style:style>
    <style:style style:name="P27" style:family="paragraph" style:parent-style-name="Standard">
      <style:text-properties style:use-window-font-color="true" loext:opacity="0%" fo:font-size="8pt" officeooo:rsid="001fc59a" officeooo:paragraph-rsid="001fc59a" style:font-size-asian="8pt" style:font-size-complex="8pt"/>
    </style:style>
    <style:style style:name="P28" style:family="paragraph" style:parent-style-name="Standard">
      <style:text-properties fo:color="#ff0000" loext:opacity="100%" fo:font-size="8pt" officeooo:rsid="00274090" officeooo:paragraph-rsid="00274090" style:font-size-asian="8pt" style:font-size-complex="8pt"/>
    </style:style>
    <style:style style:name="P29" style:family="paragraph" style:parent-style-name="Standard">
      <style:text-properties fo:color="#158466" loext:opacity="100%" fo:font-size="8pt" officeooo:rsid="00218d98" officeooo:paragraph-rsid="00218d98" style:font-size-asian="8pt" style:font-size-complex="8pt"/>
    </style:style>
    <style:style style:name="P30" style:family="paragraph" style:parent-style-name="Standard">
      <style:text-properties style:use-window-font-color="true" loext:opacity="0%" fo:font-size="8pt" officeooo:rsid="00218d98" officeooo:paragraph-rsid="00218d98" style:font-size-asian="8pt" style:font-size-complex="8pt"/>
    </style:style>
    <style:style style:name="P31" style:family="paragraph" style:parent-style-name="Standard">
      <style:text-properties fo:color="#2a6099" loext:opacity="100%" fo:font-size="8pt" officeooo:rsid="002c967b" officeooo:paragraph-rsid="00380299" style:font-size-asian="8pt" style:font-size-complex="8pt"/>
    </style:style>
    <style:style style:name="P32" style:family="paragraph" style:parent-style-name="Standard">
      <style:text-properties fo:color="#158466" loext:opacity="100%" fo:font-size="8pt" officeooo:rsid="002e122c" officeooo:paragraph-rsid="0037fdd3" fo:background-color="transparent" style:font-size-asian="8pt" style:font-size-complex="8pt"/>
    </style:style>
    <style:style style:name="P33" style:family="paragraph" style:parent-style-name="Standard">
      <style:text-properties fo:color="#2a6099" loext:opacity="100%" fo:font-size="8pt" officeooo:rsid="00218d98" officeooo:paragraph-rsid="00218d98" style:font-size-asian="8pt" style:font-size-complex="8pt"/>
    </style:style>
    <style:style style:name="P34" style:family="paragraph" style:parent-style-name="Standard">
      <style:text-properties fo:color="#2a6099" loext:opacity="100%" fo:font-size="8pt" officeooo:rsid="002327db" officeooo:paragraph-rsid="00218d98" fo:background-color="transparent" style:font-size-asian="8pt" style:font-size-complex="8pt"/>
    </style:style>
    <style:style style:name="P35" style:family="paragraph" style:parent-style-name="Standard">
      <style:text-properties style:use-window-font-color="true" loext:opacity="0%" fo:font-size="8pt" officeooo:rsid="002327db" officeooo:paragraph-rsid="00218d98" fo:background-color="transparent" style:font-size-asian="8pt" style:font-size-complex="8pt"/>
    </style:style>
    <style:style style:name="P36" style:family="paragraph" style:parent-style-name="Standard">
      <style:text-properties fo:color="#158466" loext:opacity="100%" fo:font-size="8pt" officeooo:rsid="00361faf" officeooo:paragraph-rsid="00361faf" fo:background-color="transparent" style:font-size-asian="8pt" style:font-size-complex="8pt"/>
    </style:style>
    <style:style style:name="P37" style:family="paragraph" style:parent-style-name="Standard">
      <style:text-properties fo:color="#158466" loext:opacity="100%" fo:font-size="8pt" officeooo:rsid="002327db" officeooo:paragraph-rsid="00218d98" fo:background-color="transparent" style:font-size-asian="8pt" style:font-size-complex="8pt"/>
    </style:style>
    <style:style style:name="P38" style:family="paragraph" style:parent-style-name="Standard">
      <style:text-properties style:use-window-font-color="true" loext:opacity="0%" fo:font-size="8pt" officeooo:rsid="00361faf" officeooo:paragraph-rsid="00218d98" fo:background-color="transparent" style:font-size-asian="8pt" style:font-size-complex="8pt"/>
    </style:style>
    <style:style style:name="P39" style:family="paragraph" style:parent-style-name="Standard">
      <style:text-properties fo:color="#158466" loext:opacity="100%" fo:font-size="8pt" officeooo:rsid="0027799d" officeooo:paragraph-rsid="0027799d" fo:background-color="transparent" style:font-size-asian="8pt" style:font-size-complex="8pt"/>
    </style:style>
    <style:style style:name="P40" style:family="paragraph" style:parent-style-name="Standard">
      <style:text-properties style:use-window-font-color="true" loext:opacity="0%" fo:font-size="8pt" officeooo:rsid="0027799d" officeooo:paragraph-rsid="0027799d" fo:background-color="transparent" style:font-size-asian="8pt" style:font-size-complex="8pt"/>
    </style:style>
    <style:style style:name="P41" style:family="paragraph" style:parent-style-name="Standard">
      <style:text-properties style:use-window-font-color="true" loext:opacity="0%" fo:font-size="8pt" officeooo:rsid="0035e2c1" officeooo:paragraph-rsid="0035e2c1" style:font-size-asian="8pt" style:font-size-complex="8pt"/>
    </style:style>
    <style:style style:name="P42" style:family="paragraph" style:parent-style-name="Standard">
      <style:text-properties style:use-window-font-color="true" loext:opacity="0%" fo:font-size="8pt" officeooo:rsid="002327db" officeooo:paragraph-rsid="00218d98" style:font-size-asian="8pt" style:font-size-complex="8pt"/>
    </style:style>
    <style:style style:name="P43" style:family="paragraph" style:parent-style-name="Standard">
      <style:text-properties fo:color="#2a6099" loext:opacity="100%" fo:font-size="8pt" officeooo:rsid="002327db" officeooo:paragraph-rsid="0027799d" style:font-size-asian="8pt" style:font-size-complex="8pt"/>
    </style:style>
    <style:style style:name="P44" style:family="paragraph" style:parent-style-name="Standard">
      <style:text-properties style:use-window-font-color="true" loext:opacity="0%" fo:font-size="8pt" officeooo:rsid="002327db" officeooo:paragraph-rsid="00378563" style:font-size-asian="8pt" style:font-size-complex="8pt"/>
    </style:style>
    <style:style style:name="P45" style:family="paragraph" style:parent-style-name="Standard">
      <style:text-properties fo:color="#158466" loext:opacity="100%" fo:font-size="8pt" officeooo:rsid="0037e04d" officeooo:paragraph-rsid="0037e04d" style:font-size-asian="8pt" style:font-size-complex="8pt"/>
    </style:style>
    <style:style style:name="P46" style:family="paragraph" style:parent-style-name="Standard">
      <style:text-properties fo:color="#158466" loext:opacity="100%" fo:font-size="8pt" officeooo:rsid="002e122c" officeooo:paragraph-rsid="002e122c" style:font-size-asian="8pt" style:font-size-complex="8pt"/>
    </style:style>
    <style:style style:name="P47" style:family="paragraph" style:parent-style-name="Standard">
      <style:text-properties style:use-window-font-color="true" loext:opacity="0%" fo:font-size="8pt" officeooo:rsid="002e122c" officeooo:paragraph-rsid="002e122c" style:font-size-asian="8pt" style:font-size-complex="8pt"/>
    </style:style>
    <style:style style:name="P48" style:family="paragraph" style:parent-style-name="Standard">
      <style:text-properties fo:color="#158466" loext:opacity="100%" fo:font-size="8pt" officeooo:rsid="002ecb25" officeooo:paragraph-rsid="002e122c" style:font-size-asian="8pt" style:font-size-complex="8pt"/>
    </style:style>
    <style:style style:name="P49" style:family="paragraph" style:parent-style-name="Standard">
      <style:text-properties fo:color="#158466" loext:opacity="100%" fo:font-size="8pt" officeooo:rsid="002ecb25" officeooo:paragraph-rsid="002ecb25" style:font-size-asian="8pt" style:font-size-complex="8pt"/>
    </style:style>
    <style:style style:name="P50" style:family="paragraph" style:parent-style-name="Standard">
      <style:text-properties fo:color="#158466" loext:opacity="100%" fo:font-size="8pt" officeooo:rsid="002ecb25" officeooo:paragraph-rsid="00218d98" style:font-size-asian="8pt" style:font-size-complex="8pt"/>
    </style:style>
    <style:style style:name="P51" style:family="paragraph" style:parent-style-name="Standard">
      <style:text-properties fo:color="#158466" loext:opacity="100%" fo:font-size="8pt" officeooo:rsid="002327db" officeooo:paragraph-rsid="00218d98" style:font-size-asian="8pt" style:font-size-complex="8pt"/>
    </style:style>
    <style:style style:name="P52" style:family="paragraph" style:parent-style-name="Standard">
      <style:text-properties fo:color="#158466" loext:opacity="100%" fo:font-size="8pt" officeooo:rsid="002327db" officeooo:paragraph-rsid="002ecb25" style:font-size-asian="8pt" style:font-size-complex="8pt"/>
    </style:style>
    <style:style style:name="T1" style:family="text">
      <style:text-properties style:use-window-font-color="true" loext:opacity="0%" officeooo:rsid="0035916c"/>
    </style:style>
    <style:style style:name="T2" style:family="text">
      <style:text-properties style:use-window-font-color="true" loext:opacity="0%"/>
    </style:style>
    <style:style style:name="T3" style:family="text">
      <style:text-properties fo:color="#2a6099" loext:opacity="100%"/>
    </style:style>
    <style:style style:name="T4" style:family="text">
      <style:text-properties style:use-window-font-color="true" loext:opacity="0%" officeooo:rsid="002327db"/>
    </style:style>
    <style:style style:name="T5" style:family="text">
      <style:text-properties style:use-window-font-color="true" loext:opacity="0%" officeooo:rsid="002a991a"/>
    </style:style>
    <style:style style:name="T6" style:family="text">
      <style:text-properties style:use-window-font-color="true" loext:opacity="0%" officeooo:rsid="002c967b"/>
    </style:style>
    <style:style style:name="T7" style:family="text">
      <style:text-properties officeooo:rsid="002327db"/>
    </style:style>
    <style:style style:name="T8" style:family="text">
      <style:text-properties officeooo:rsid="0037e04d"/>
    </style:style>
    <style:style style:name="T9" style:family="text">
      <style:text-properties officeooo:rsid="0035916c"/>
    </style:style>
    <style:style style:name="T10" style:family="text">
      <style:text-properties fo:color="#2a6099" loext:opacity="100%" officeooo:rsid="002c967b"/>
    </style:style>
    <style:style style:name="T11" style:family="text">
      <style:text-properties officeooo:rsid="002a991a"/>
    </style:style>
    <style:style style:name="T12" style:family="text">
      <style:text-properties fo:color="#2a6099" loext:opacity="100%" officeooo:rsid="002a991a"/>
    </style:style>
    <style:style style:name="T13" style:family="text">
      <style:text-properties officeooo:rsid="00302357"/>
    </style:style>
    <style:style style:name="T14" style:family="text">
      <style:text-properties officeooo:rsid="0037fdd3"/>
    </style:style>
    <style:style style:name="T15" style:family="text">
      <style:text-properties fo:color="#2a6099" loext:opacity="100%" officeooo:rsid="00302357"/>
    </style:style>
    <style:style style:name="T16" style:family="text">
      <style:text-properties officeooo:rsid="001b3d79"/>
    </style:style>
    <style:style style:name="T17" style:family="text">
      <style:text-properties fo:color="#2a6099" loext:opacity="100%" officeooo:rsid="001b3d79"/>
    </style:style>
    <style:style style:name="T18" style:family="text">
      <style:text-properties fo:color="#2a6099" loext:opacity="100%" officeooo:rsid="00260f6b"/>
    </style:style>
    <style:style style:name="T19" style:family="text">
      <style:text-properties fo:color="#2a6099" loext:opacity="100%" officeooo:rsid="0035916c"/>
    </style:style>
    <style:style style:name="T20" style:family="text">
      <style:text-properties style:use-window-font-color="true" loext:opacity="0%" officeooo:rsid="001d01fc"/>
    </style:style>
    <style:style style:name="T21" style:family="text">
      <style:text-properties officeooo:rsid="001d01fc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officeooo:rsid="001ee85b" style:font-size-asian="8pt" style:font-size-complex="8pt"/>
    </style:style>
    <style:style style:name="T24" style:family="text">
      <style:text-properties fo:font-size="8pt" officeooo:rsid="001fc59a" style:font-size-asian="8pt" style:font-size-complex="8pt"/>
    </style:style>
    <style:style style:name="T25" style:family="text">
      <style:text-properties fo:color="#2a6099" loext:opacity="100%" fo:background-color="transparent" loext:char-shading-value="0"/>
    </style:style>
    <style:style style:name="T26" style:family="text">
      <style:text-properties fo:color="#2a6099" loext:opacity="100%" officeooo:rsid="001ee85b" fo:background-color="transparent" loext:char-shading-value="0"/>
    </style:style>
    <style:style style:name="T27" style:family="text">
      <style:text-properties officeooo:rsid="001ee85b"/>
    </style:style>
    <style:style style:name="T28" style:family="text">
      <style:text-properties style:use-window-font-color="true" loext:opacity="0%" officeooo:rsid="001ee85b"/>
    </style:style>
    <style:style style:name="T29" style:family="text">
      <style:text-properties style:use-window-font-color="true" loext:opacity="0%" officeooo:rsid="001f38f4"/>
    </style:style>
    <style:style style:name="T30" style:family="text">
      <style:text-properties fo:color="#ff0000" loext:opacity="100%" officeooo:rsid="00260f6b"/>
    </style:style>
    <style:style style:name="T31" style:family="text">
      <style:text-properties officeooo:rsid="001fc59a"/>
    </style:style>
    <style:style style:name="T32" style:family="text">
      <style:text-properties officeooo:rsid="001f38f4"/>
    </style:style>
    <style:style style:name="T33" style:family="text">
      <style:text-properties officeooo:rsid="00260f6b"/>
    </style:style>
    <style:style style:name="T34" style:family="text">
      <style:text-properties officeooo:rsid="0031e922"/>
    </style:style>
    <style:style style:name="T35" style:family="text">
      <style:text-properties officeooo:rsid="00274090"/>
    </style:style>
    <style:style style:name="T36" style:family="text">
      <style:text-properties fo:color="#2a6099" loext:opacity="100%" officeooo:rsid="0027799d"/>
    </style:style>
    <style:style style:name="T37" style:family="text">
      <style:text-properties style:use-window-font-color="true" loext:opacity="0%" officeooo:rsid="002e122c" fo:background-color="transparent" loext:char-shading-value="0"/>
    </style:style>
    <style:style style:name="T38" style:family="text">
      <style:text-properties style:use-window-font-color="true" loext:opacity="0%" officeooo:rsid="0037fdd3" fo:background-color="transparent" loext:char-shading-value="0"/>
    </style:style>
    <style:style style:name="T39" style:family="text">
      <style:text-properties style:use-window-font-color="true" loext:opacity="0%" officeooo:rsid="00380299"/>
    </style:style>
    <style:style style:name="T40" style:family="text">
      <style:text-properties fo:color="#2a6099" loext:opacity="100%" officeooo:rsid="00361faf"/>
    </style:style>
    <style:style style:name="T41" style:family="text">
      <style:text-properties officeooo:rsid="002c967b"/>
    </style:style>
    <style:style style:name="T42" style:family="text">
      <style:text-properties fo:color="#158466" loext:opacity="100%" officeooo:rsid="002e122c" fo:background-color="transparent" loext:char-shading-value="0"/>
    </style:style>
    <style:style style:name="T43" style:family="text">
      <style:text-properties style:use-window-font-color="true" loext:opacity="0%" officeooo:rsid="00361faf"/>
    </style:style>
    <style:style style:name="T44" style:family="text">
      <style:text-properties style:use-window-font-color="true" loext:opacity="0%" officeooo:rsid="0037e04d"/>
    </style:style>
    <style:style style:name="T45" style:family="text">
      <style:text-properties officeooo:rsid="00378563"/>
    </style:style>
    <style:style style:name="T46" style:family="text">
      <style:text-properties style:use-window-font-color="true" loext:opacity="0%" officeooo:rsid="00274090"/>
    </style:style>
    <style:style style:name="T47" style:family="text">
      <style:text-properties style:use-window-font-color="true" loext:opacity="0%" officeooo:rsid="0035e2c1"/>
    </style:style>
    <style:style style:name="T48" style:family="text">
      <style:text-properties fo:color="#2a6099" loext:opacity="100%" officeooo:rsid="002327db"/>
    </style:style>
    <style:style style:name="T49" style:family="text">
      <style:text-properties officeooo:rsid="0035e2c1"/>
    </style:style>
    <style:style style:name="T50" style:family="text">
      <style:text-properties style:use-window-font-color="true" loext:opacity="0%" officeooo:rsid="0027799d"/>
    </style:style>
    <style:style style:name="T51" style:family="text">
      <style:text-properties fo:color="#158466" loext:opacity="100%" officeooo:rsid="00378563" fo:background-color="transparent" loext:char-shading-value="0"/>
    </style:style>
    <style:style style:name="T52" style:family="text">
      <style:text-properties officeooo:rsid="0027799d"/>
    </style:style>
    <style:style style:name="T53" style:family="text">
      <style:text-properties officeooo:rsid="00378563" fo:background-color="transparent" loext:char-shading-value="0"/>
    </style:style>
    <style:style style:name="T54" style:family="text">
      <style:text-properties officeooo:rsid="0037fdd3" fo:background-color="transparent" loext:char-shading-value="0"/>
    </style:style>
    <style:style style:name="T55" style:family="text">
      <style:text-properties officeooo:rsid="0037e04d" fo:background-color="transparent" loext:char-shading-value="0"/>
    </style:style>
    <style:style style:name="T56" style:family="text">
      <style:text-properties officeooo:rsid="0024e4bb"/>
    </style:style>
    <style:style style:name="T57" style:family="text">
      <style:text-properties officeooo:rsid="002e122c"/>
    </style:style>
    <style:style style:name="T58" style:family="text">
      <style:text-properties officeooo:rsid="00380299"/>
    </style:style>
    <style:style style:name="T59" style:family="text">
      <style:text-properties fo:color="#2a6099" loext:opacity="100%" officeooo:rsid="0024e4bb"/>
    </style:style>
    <style:style style:name="T60" style:family="text">
      <style:text-properties fo:color="#2a6099" loext:opacity="100%" officeooo:rsid="00380299"/>
    </style:style>
    <style:style style:name="T61" style:family="text">
      <style:text-properties fo:color="#158466" loext:opacity="100%" officeooo:rsid="0024e4bb"/>
    </style:style>
    <style:style style:name="T62" style:family="text">
      <style:text-properties fo:color="#2a6099" loext:opacity="100%" officeooo:rsid="0037e04d"/>
    </style:style>
    <style:style style:name="T63" style:family="text">
      <style:text-properties officeooo:rsid="002ecb25"/>
    </style:style>
    <style:style style:name="T64" style:family="text">
      <style:text-properties style:use-window-font-color="true" loext:opacity="0%" officeooo:rsid="002ecb25"/>
    </style:style>
    <style:style style:name="T65" style:family="text">
      <style:text-properties fo:color="#2a6099" loext:opacity="100%" officeooo:rsid="002f3c89"/>
    </style:style>
    <style:style style:name="T66" style:family="text">
      <style:text-properties fo:color="#158466" loext:opacity="100%" officeooo:rsid="002ecb25"/>
    </style:style>
    <style:style style:name="T67" style:family="text">
      <style:text-properties fo:color="#158466" loext:opacity="100%"/>
    </style:style>
    <style:style style:name="T68" style:family="text">
      <style:text-properties style:use-window-font-color="true" loext:opacity="0%" officeooo:rsid="0024e4bb"/>
    </style:style>
    <style:style style:name="T69" style:family="text">
      <style:text-properties fo:color="#2a6099" loext:opacity="100%" officeooo:rsid="003144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</text:p>
      <text:p text:style-name="P2">class particle_c :</text:p>
      <text:p text:style-name="P2"><text:tab/><text:span text:style-name="T1">pos</text:span><text:span text:style-name="T2"> : array <text:tab/><text:tab/><text:tab/></text:span><text:span text:style-name="T3"># of 2 relative coordinates</text:span></text:p>
      <text:p text:style-name="P3"><text:tab/>box : array<text:tab/><text:tab/><text:tab/><text:tab/><text:span text:style-name="T3"># of 2 coordinates of the box</text:span></text:p>
      <text:p text:style-name="P3"><text:tab/>angle : float <text:tab/><text:tab/><text:tab/><text:span text:style-name="T3"># orientation of the particle</text:span></text:p>
      <text:p text:style-name="P4"/>
      <text:p text:style-name="P4"><text:tab/><text:span text:style-name="T4">m</text:span><text:span text:style-name="T5">ode</text:span><text:span text:style-name="T4"> : </text:span><text:span text:style-name="T6">instance</text:span><text:span text:style-name="T7"><text:tab/><text:tab/><text:tab/># </text:span><text:span text:style-name="T8">parameters associated to the current</text:span><text:span text:style-name="T9"> mode</text:span></text:p>
      <text:p text:style-name="P5"/>
      <text:p text:style-name="P3"><text:tab/>t_tum : float<text:tab/><text:tab/><text:tab/><text:span text:style-name="T3"># instant of next tumble</text:span></text:p>
      <text:p text:style-name="P2">class mode_c :</text:p>
      <text:p text:style-name="P2"><text:tab/><text:span text:style-name="T8">#</text:span><text:span text:style-name="T6">id : int<text:tab/><text:tab/><text:tab/><text:tab/></text:span><text:span text:style-name="T10"># n° of the mode</text:span></text:p>
      <text:p text:style-name="P6"><text:tab/><text:span text:style-name="T1">runtype : int</text:span><text:span text:style-name="T9"><text:tab/><text:tab/><text:tab/># = 1 for balistic, 2 for circular</text:span></text:p>
      <text:p text:style-name="P3"><text:tab/>v : float<text:tab/><text:tab/><text:tab/><text:tab/><text:span text:style-name="T3"># velocity of the particle</text:span></text:p>
      <text:p text:style-name="P3"><text:tab/>dr : float<text:tab/><text:tab/><text:tab/><text:tab/><text:span text:style-name="T3"># rotational diffusion of the particle</text:span></text:p>
      <text:p text:style-name="P7"><text:tab/><text:span text:style-name="T11">drind : bool</text:span><text:span text:style-name="T12"><text:tab/><text:tab/><text:tab/># indicator of rot dif</text:span></text:p>
      <text:p text:style-name="P7"><text:tab/>om : float<text:tab/><text:tab/><text:tab/><text:tab/><text:span text:style-name="T3"># absolute value of the angular velocity</text:span></text:p>
      <text:p text:style-name="P3"><text:tab/>omsign : int<text:tab/><text:tab/><text:tab/><text:span text:style-name="T3"># gives the sense of rotation during a rotation</text:span></text:p>
      <text:p text:style-name="P8"><text:tab/><text:span text:style-name="T2">tumind : bool<text:tab/><text:tab/><text:tab/></text:span># indicator of tumble</text:p>
      <text:p text:style-name="P8"><text:span text:style-name="T2"><text:tab/>tumrate : float<text:tab/></text:span><text:tab/><text:tab/># tumbling rate </text:p>
      <text:p text:style-name="P9"><text:tab/><text:span text:style-name="T13">t</text:span><text:span text:style-name="T14">umt</text:span><text:span text:style-name="T13">au : float<text:tab/><text:tab/><text:tab/></text:span><text:span text:style-name="T15"># mean run time = 1/tumbling_rate</text:span></text:p>
      <text:p text:style-name="P10"><text:tab/>run_time_dist : </text:p>
      <text:p text:style-name="P3"><text:tab/><text:span text:style-name="T16">turn_angle_dist : </text:span></text:p>
      <text:p text:style-name="P11">class par_c : </text:p>
      <text:p text:style-name="P12"><text:tab/><text:span text:style-name="T16">mode</text:span><text:span text:style-name="T11">n</text:span><text:span text:style-name="T16"> : int<text:tab/><text:tab/><text:tab/></text:span><text:span text:style-name="T17"># number of modes</text:span><text:span text:style-name="T18"><text:tab/><text:tab/><text:tab/><text:tab/> <text:s/></text:span></text:p>
      <text:p text:style-name="P13"><text:tab/>modetab : array<text:tab/><text:tab/><text:tab/><text:span text:style-name="T3"># </text:span><text:span text:style-name="T19">array of all modes instances</text:span></text:p>
      <text:p text:style-name="P14"><text:tab/></text:p>
      <text:p text:style-name="P14"><text:span text:style-name="T2"><text:tab/>L : float </text:span><text:tab/><text:tab/><text:tab/><text:tab/># length of the box</text:p>
      <text:p text:style-name="P14"><text:tab/><text:span text:style-name="T2">T : float<text:tab/><text:tab/><text:tab/><text:tab/></text:span># total time of the simulation</text:p>
      <text:p text:style-name="P15"><text:tab/>dT : float<text:tab/><text:tab/><text:tab/><text:tab/><text:span text:style-name="T3"># simulation step</text:span></text:p>
      <text:p text:style-name="P15"><text:tab/><text:span text:style-name="T11">msd</text:span>Tmax : float<text:tab/><text:tab/><text:tab/><text:span text:style-name="T3"># largest time for computation of MSD (large enough to see the different behaviour)</text:span></text:p>
      <text:p text:style-name="P15"><text:tab/>msdd<text:span text:style-name="T11">T</text:span> : float<text:tab/><text:tab/><text:tab/><text:span text:style-name="T3"># time step for the computation of msd</text:span></text:p>
      <text:p text:style-name="P16"><text:tab/><text:span text:style-name="T11">#</text:span><text:span text:style-name="T5">msd_</text:span><text:span text:style-name="T20">step : int</text:span><text:span text:style-name="T21"><text:tab/><text:tab/><text:tab/># step for the computation of msd</text:span></text:p>
      <text:p text:style-name="P17"><text:span text:style-name="T20"><text:tab/>traj</text:span><text:span text:style-name="T1">n : int</text:span><text:span text:style-name="T20"><text:tab/></text:span><text:span text:style-name="T21"><text:tab/><text:tab/><text:tab/># number of trajectories</text:span></text:p>
      <text:p text:style-name="P17"/>
      <text:p text:style-name="P16"><text:tab/># derived quantities that are calculated at the beginning (not taken from user input)</text:p>
      <text:p text:style-name="P16"><text:tab/><text:span text:style-name="T11">#</text:span><text:span text:style-name="T20">n_step: int<text:tab/></text:span><text:span text:style-name="T21"><text:tab/><text:tab/></text:span># number of intervals of a trajectory = int(T/dT)</text:p>
      <text:p text:style-name="P17"><text:tab/><text:span text:style-name="T1">trajp</text:span><text:span text:style-name="T2">: int<text:tab/></text:span><text:tab/><text:tab/><text:tab/># number of points of a trajectory <text:span text:style-name="T21">= n_step+1</text:span><text:span text:style-name="T20"><text:tab/><text:tab/></text:span></text:p>
      <text:p text:style-name="P17"><text:span text:style-name="T2"><text:tab/></text:span><text:span text:style-name="T20">seed : int<text:tab/></text:span><text:span text:style-name="T21"><text:tab/><text:tab/><text:tab/># seed line from seed file</text:span></text:p>
      <text:p text:style-name="P18">dim = 2</text:p>
      <text:p text:style-name="P19"><text:span text:style-name="T22">mode_from_</text:span><text:span text:style-name="T23">file</text:span><text:span text:style-name="T22">(</text:span><text:span text:style-name="T24">par,</text:span><text:span text:style-name="T22">filename,</text:span><text:span text:style-name="T23">n</text:span><text:span text:style-name="T22">) :</text:span></text:p>
      <text:p text:style-name="P20"><text:tab/><text:span text:style-name="T25">‘’’ </text:span><text:span text:style-name="T26">This function takes a filename and a n° of column of the file to read</text:span></text:p>
      <text:p text:style-name="P21"><text:tab/><text:span text:style-name="T27">and return a </text:span><text:span text:style-name="T11">list of </text:span><text:span text:style-name="T27">val</text:span><text:span text:style-name="T11">ues</text:span><text:span text:style-name="T27"> </text:span><text:span text:style-name="T11">associated to keys of the n-th mode</text:span><text:span text:style-name="T27">’’’</text:span></text:p>
      <text:p text:style-name="P20"><text:tab/><text:span text:style-name="T28">open file </text:span><text:span text:style-name="T29">(filename)</text:span></text:p>
      <text:p text:style-name="P22"><text:tab/><text:span text:style-name="T30"># to add in the function parameters_from_file</text:span></text:p>
      <text:p text:style-name="P23"><text:tab/><text:span text:style-name="T31">par.</text:span><text:span text:style-name="T32">n_mode = count column of the par file (= number of modes)</text:span></text:p>
      <text:p text:style-name="P23"><text:tab/><text:span text:style-name="T33">par.n_parmode = count of lign with more than one column (= nb of attributes of each mode)</text:span></text:p>
      <text:p text:style-name="P23"><text:tab/><text:span text:style-name="T33">par.tabmode = array(par.n_parmode, par.n_mode)</text:span></text:p>
      <text:p text:style-name="P24"><text:tab/>read the n-th column of the par file</text:p>
      <text:p text:style-name="P24"><text:tab/>dict_mode = stock the value read in par file in an empty dict (key : value) with appropriate type</text:p>
      <text:p text:style-name="P24"><text:tab/>return dict_mode</text:p>
      <text:p text:style-name="P24"/>
      <text:p text:style-name="P25">fill_<text:span text:style-name="T34">modetab</text:span>_class(<text:span text:style-name="T32">par, dict_mode</text:span>) :</text:p>
      <text:p text:style-name="P26"><text:tab/><text:span text:style-name="T3">‘’’ </text:span><text:span text:style-name="T12">This function fills an array of instances modes with all attributes associated to the modes read in par file</text:span><text:span text:style-name="T3">’’’</text:span></text:p>
      <text:p text:style-name="P26"><text:tab/>for <text:span text:style-name="T31">m</text:span> in (<text:span text:style-name="T35">1</text:span>,<text:span text:style-name="T31">par.</text:span><text:span text:style-name="T34">moden</text:span><text:span text:style-name="T32">) :</text:span></text:p>
      <text:p text:style-name="P26"><text:tab/><text:tab/><text:span text:style-name="T32">mode = mode_c(</text:span></text:p>
      <text:p text:style-name="P26"><text:tab/><text:tab/><text:tab/><text:span text:style-name="T32">dict_mode[‘</text:span><text:span text:style-name="T34">id</text:span><text:span text:style-name="T32">’] ,</text:span></text:p>
      <text:p text:style-name="P26"><text:tab/><text:tab/><text:tab/><text:span text:style-name="T32">etc. </text:span></text:p>
      <text:p text:style-name="P26"><text:tab/><text:tab/><text:span text:style-name="T32">par.mode</text:span><text:span text:style-name="T14">tab</text:span><text:span text:style-name="T32">[</text:span><text:span text:style-name="T35">m-1</text:span><text:span text:style-name="T32">] = mode</text:span></text:p>
      <text:p text:style-name="P26"><text:tab/><text:span text:style-name="T32">return</text:span></text:p>
      <text:p text:style-name="P27"/>
      <text:p text:style-name="P28">add function mode_from_file and fill_tabmode_class in initialization of par</text:p>
      <text:p text:style-name="P28">add initialization of current mode to particle_create : p.<text:span text:style-name="T14">id</text:span> = 1</text:p>
      <text:p text:style-name="P27"/>
      <text:p text:style-name="P27"/>
      <text:p text:style-name="P27"/>
      <text:p text:style-name="P29">tumble(p,par) : <text:span text:style-name="T18"># </text:span><text:span text:style-name="T36">works</text:span><text:span text:style-name="T18"> for 2 modes</text:span></text:p>
      <text:p text:style-name="P30"><text:tab/>p.angle = random angle<text:tab/><text:tab/><text:tab/><text:tab/><text:span text:style-name="T10"># update the orientation of particle</text:span></text:p>
      <text:p text:style-name="P31"><text:tab/><text:span text:style-name="T37">m = modulo(</text:span><text:span text:style-name="T37">moden, </text:span><text:span text:style-name="T38">p.mode.id</text:span><text:span text:style-name="T37">)</text:span></text:p>
      <text:p text:style-name="P32"><text:span text:style-name="T2"><text:tab/>p.mode = modetab[:,m-</text:span><text:span text:style-name="T39">1</text:span><text:span text:style-name="T2">] <text:tab/><text:tab/><text:tab/><text:tab/></text:span><text:span text:style-name="T3"># m-th column of modetab </text:span><text:span text:style-name="T40">containing all params associated to mod<text:tab/><text:tab/><text:tab/><text:tab/><text:tab/><text:tab/><text:tab/>m=0 or 1 for now)</text:span></text:p>
      <text:p text:style-name="P30"><text:tab/>p.t_tum += <text:span text:style-name="T41">exponential distrib. with mean </text:span><text:span text:style-name="T14">p.mode.tum</text:span><text:span text:style-name="T41">tau</text:span><text:tab/><text:span text:style-name="T3"># update the instant of next tumble</text:span></text:p>
      <text:p text:style-name="P33"><text:tab/><text:span text:style-name="T42"><text:tab/><text:tab/><text:tab/></text:span></text:p>
      <text:p text:style-name="P34"><text:tab/><text:span text:style-name="T2">return</text:span></text:p>
      <text:p text:style-name="P35"/>
      <text:p text:style-name="P36">rot_center(p) :<text:tab/><text:tab/><text:tab/><text:tab/><text:tab/><text:tab/><text:span text:style-name="T3"># to compute after last tumble if p.runtype == 2</text:span></text:p>
      <text:p text:style-name="P36"><text:tab/><text:span text:style-name="T2">R = p.v/p.om<text:tab/><text:tab/><text:tab/><text:tab/><text:tab/></text:span><text:span text:style-name="T3"># radius of the circle of roation</text:span></text:p>
      <text:p text:style-name="P37"><text:tab/><text:span text:style-name="T43">C = p.</text:span><text:span text:style-name="T44">pos</text:span><text:span text:style-name="T43"> + array(-p.omsign*R*sin(p.angle), p.omsign*R*cos(p.angle))</text:span></text:p>
      <text:p text:style-name="P38"><text:tab/><text:span text:style-name="T45">return C</text:span></text:p>
      <text:p text:style-name="P39">rot_matrix(theta) : </text:p>
      <text:p text:style-name="P40"><text:soft-page-break/><text:tab/>R = ( (cos(theta), -sin(theta)), (sin(theta), cos(theta) )</text:p>
      <text:p text:style-name="P40"><text:tab/>return R</text:p>
      <text:p text:style-name="P35"/>
      <text:p text:style-name="P29">emove(p,par,<text:span text:style-name="T7">t1,t2) :</text:span></text:p>
      <text:p text:style-name="P29"><text:tab/><text:span text:style-name="T4">Deltat = t2 – t1</text:span></text:p>
      <text:p text:style-name="P41"><text:tab/>pm = p.mode<text:tab/><text:tab/><text:tab/><text:tab/><text:tab/><text:span text:style-name="T3"># insatnce of the current mode</text:span></text:p>
      <text:p text:style-name="P29"><text:tab/><text:span text:style-name="T4">if p</text:span><text:span text:style-name="T46">m.</text:span><text:span text:style-name="T47">runtype</text:span><text:span text:style-name="T46"> </text:span><text:span text:style-name="T4">== 1 : </text:span><text:span text:style-name="T48"># linear</text:span></text:p>
      <text:p text:style-name="P42"><text:tab/><text:tab/>vec = (cos(p.angle),sin(p.angle))</text:p>
      <text:p text:style-name="P42"><text:tab/><text:tab/>p.<text:span text:style-name="T8">pos</text:span> += p.v * Deltat * vec</text:p>
      <text:p text:style-name="P42"><text:tab/>if p<text:span text:style-name="T35">m.</text:span><text:span text:style-name="T49">runtype</text:span> == 2 : <text:span text:style-name="T3"># circular</text:span></text:p>
      <text:p text:style-name="P43"><text:tab/><text:tab/><text:span text:style-name="T50">Delta_angle = </text:span><text:span text:style-name="T2">p.omsign * p.om * Deltat</text:span></text:p>
      <text:p text:style-name="P43"><text:tab/><text:tab/><text:span text:style-name="T2">p.angle += <text:s/></text:span><text:span text:style-name="T50">Delta_angle</text:span></text:p>
      <text:p text:style-name="P42"><text:tab/><text:tab/>for little dT</text:p>
      <text:p text:style-name="P42"><text:tab/><text:tab/><text:tab/>vec = (cos(p.angle),sin(p.angle))</text:p>
      <text:p text:style-name="P42"><text:tab/><text:tab/><text:tab/>p.x += p.v * Deltat * vec</text:p>
      <text:p text:style-name="P42"><text:tab/><text:tab/>for larger dT</text:p>
      <text:p text:style-name="P44"><text:tab/><text:tab/><text:tab/><text:span text:style-name="T45">C = </text:span><text:span text:style-name="T51">rot_center(p) </text:span></text:p>
      <text:p text:style-name="P44"><text:tab/><text:tab/><text:tab/>p.<text:span text:style-name="T8">pos</text:span> <text:span text:style-name="T52">= </text:span><text:span text:style-name="T53">C+ </text:span><text:span text:style-name="T51">rot_matrix(Deltat_angle) </text:span><text:span text:style-name="T54">x</text:span><text:span text:style-name="T53"> (p.</text:span><text:span text:style-name="T55">pos</text:span><text:span text:style-name="T53"> - C</text:span><text:span text:style-name="T53">)</text:span></text:p>
      <text:p text:style-name="P42"><text:tab/><text:span text:style-name="T56">if p</text:span><text:span text:style-name="T45">m</text:span><text:span text:style-name="T57">.</text:span><text:span text:style-name="T56">dr</text:span><text:span text:style-name="T57">ind</text:span><text:span text:style-name="T56"> </text:span><text:span text:style-name="T57">==</text:span><text:span text:style-name="T56"> </text:span><text:span text:style-name="T58">1 </text:span><text:span text:style-name="T56">: <text:s/></text:span><text:span text:style-name="T59"><text:s text:c="2"/></text:span><text:span text:style-name="T18"># </text:span><text:span text:style-name="T60">rot dif</text:span></text:p>
      <text:p text:style-name="P42"><text:tab/><text:tab/><text:span text:style-name="T56">gaussr = gaussian white noise</text:span></text:p>
      <text:p text:style-name="P42"><text:tab/><text:tab/><text:span text:style-name="T56">Drnoise = sqrt(2 * p.dr * Deltat)</text:span></text:p>
      <text:p text:style-name="P42"><text:tab/><text:tab/><text:span text:style-name="T56">p.angle += Drnoise * gaussr</text:span></text:p>
      <text:p text:style-name="P42"><text:tab/><text:span text:style-name="T61">apply_boundarycondition(p,par)</text:span></text:p>
      <text:p text:style-name="P42"><text:tab/><text:span text:style-name="T56">return</text:span></text:p>
      <text:p text:style-name="P42"/>
      <text:p text:style-name="P45">initialize_state(p,par) :</text:p>
      <text:p text:style-name="P42"><text:tab/><text:span text:style-name="T8">p.pos = array (L/2, L/2)</text:span></text:p>
      <text:p text:style-name="P42"><text:tab/><text:span text:style-name="T8">p.box = (0,0)</text:span></text:p>
      <text:p text:style-name="P42"><text:tab/><text:span text:style-name="T8">p.angle = 0</text:span></text:p>
      <text:p text:style-name="P42"><text:tab/><text:span text:style-name="T8">p.mode = par.modetab[:,0]<text:tab/><text:tab/><text:tab/></text:span><text:span text:style-name="T62"># 1st column o</text:span><text:span text:style-name="T60">f</text:span><text:span text:style-name="T62"> mode tab</text:span></text:p>
      <text:p text:style-name="P42"><text:tab/><text:span text:style-name="T58">return</text:span></text:p>
      <text:p text:style-name="P42"/>
      <text:p text:style-name="P46">initialize_<text:span text:style-name="T63">particle(</text:span>par) :</text:p>
      <text:p text:style-name="P46"><text:tab/><text:span text:style-name="T64">p = </text:span><text:span text:style-name="T63">partcicle_create(par)</text:span></text:p>
      <text:p text:style-name="P46"><text:tab/><text:span text:style-name="T8">initialize_state(p,par)</text:span></text:p>
      <text:p text:style-name="P47"><text:tab/><text:span text:style-name="T63">if p.</text:span><text:span text:style-name="T58">mode</text:span><text:span text:style-name="T63">.tumind == 1 :<text:tab/><text:tab/><text:tab/></text:span><text:span text:style-name="T65"># there exist tumble</text:span></text:p>
      <text:p text:style-name="P48"><text:tab/><text:tab/><text:span text:style-name="T2">p.t_tum =</text:span> generate_run_time(par)</text:p>
      <text:p text:style-name="P48"><text:tab/><text:span text:style-name="T2">return p</text:span></text:p>
      <text:p text:style-name="P46"/>
      <text:p text:style-name="P49">initialize_traj(par) :</text:p>
      <text:p text:style-name="P49"><text:tab/><text:span text:style-name="T2">traj = np.ones(2,2par.</text:span><text:span text:style-name="T44">t</text:span><text:span text:style-name="T2">raj</text:span><text:span text:style-name="T44">p</text:span><text:span text:style-name="T2">+1)<text:tab/><text:tab/><text:tab/></text:span><text:span text:style-name="T48"># position at step n_traj include</text:span></text:p>
      <text:p text:style-name="P42"><text:tab/><text:span text:style-name="T66">save_traj(p,par,traj,0)</text:span></text:p>
      <text:p text:style-name="P50"><text:tab/><text:span text:style-name="T2">return traj</text:span></text:p>
      <text:p text:style-name="P50"/>
      <text:p text:style-name="P51">initialize(par) :</text:p>
      <text:p text:style-name="P52"><text:tab/><text:span text:style-name="T64">p = </text:span><text:span text:style-name="T63">initialize_particle(par)</text:span></text:p>
      <text:p text:style-name="P42"><text:tab/><text:span text:style-name="T63">traj = </text:span><text:span text:style-name="T66">initialize_traj(par)</text:span></text:p>
      <text:p text:style-name="P50"><text:tab/><text:span text:style-name="T2">return p, traj</text:span></text:p>
      <text:p text:style-name="P42"/>
      <text:p text:style-name="P51">evolve(p,par,t1,t2) :</text:p>
      <text:p text:style-name="P42"><text:tab/>t_tum = p.t_tum</text:p>
      <text:p text:style-name="P42"><text:tab/>if t2 &lt; t_tum :</text:p>
      <text:p text:style-name="P42"><text:tab/><text:tab/><text:span text:style-name="T67">emove(p,par,t1,t2)</text:span></text:p>
      <text:p text:style-name="P42"><text:tab/>else :</text:p>
      <text:p text:style-name="P42"><text:tab/><text:tab/><text:span text:style-name="T67">emove(p,par,t1,t_tum)</text:span></text:p>
      <text:p text:style-name="P42"><text:tab/><text:tab/><text:span text:style-name="T67">tumble(p,par)</text:span></text:p>
      <text:p text:style-name="P51"><text:tab/><text:tab/>evol<text:span text:style-name="T56">v</text:span>e(p,par,t_tum,t2)</text:p>
      <text:p text:style-name="P51"><text:tab/><text:span text:style-name="T68">return</text:span></text:p>
      <text:p text:style-name="P51"><text:tab/></text:p>
      <text:p text:style-name="P51">gen_traj(p,par) :</text:p>
      <text:p text:style-name="P42"><text:tab/><text:span text:style-name="T63">p, </text:span>traj =<text:span text:style-name="T67"> initialize(p,par)</text:span></text:p>
      <text:p text:style-name="P42"><text:tab/>for n in [1, traj<text:span text:style-name="T8">p</text:span>+1] : <text:tab/><text:tab/><text:tab/><text:tab/><text:span text:style-name="T3"># loop on step from 1 to n_traj include</text:span></text:p>
      <text:p text:style-name="P42"><text:tab/><text:tab/>t1, t2 = (n-1) * par.dT, n * par.dT<text:tab/><text:tab/><text:span text:style-name="T69"># (n-1,n)*par.dT not possible = concatenation</text:span></text:p>
      <text:p text:style-name="P42"><text:tab/><text:tab/><text:span text:style-name="T67">evolve(p,par,t1,t2)</text:span></text:p>
      <text:p text:style-name="P51"><text:tab/><text:tab/>save_traj(p,par,traj,n)</text:p>
      <text:p text:style-name="P42"><text:tab/>return traj</text:p>
      <text:p text:style-name="P42"><text:tab/><text:tab/><text:tab/></text:p>
      <text:p text:style-name="P27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11:49:42.531799200</meta:creation-date>
    <meta:generator>LibreOffice/25.2.3.2$Linux_X86_64 LibreOffice_project/520$Build-2</meta:generator>
    <dc:date>2025-12-11T11:58:44.902608281</dc:date>
    <meta:editing-duration>PT54M58S</meta:editing-duration>
    <meta:editing-cycles>6</meta:editing-cycles>
    <meta:document-statistic meta:table-count="0" meta:image-count="0" meta:object-count="0" meta:page-count="2" meta:paragraph-count="131" meta:word-count="764" meta:character-count="4637" meta:non-whitespace-character-count="3726"/>
  </office:meta>
</office:document-meta>
</file>